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Cascadia Code" fo:font-size="18pt" style:font-size-asian="18pt" style:font-size-complex="18pt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similar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; kudo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; mediocre in quality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18;60;151;234;237;270;332;350;382;495;604;719;741;779;835</text:p>
          </table:table-cell>
          <table:table-cell office:value-type="string" calcext:value-type="string">
            <text:p>something that comes before or paves the way for something else; earlier sign of something to come</text:p>
          </table:table-cell>
          <table:table-cell office:value-type="string" calcext:value-type="string">
            <text:p>predecessor; pioneer; forerunner; harbinger(-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;Rising global temperatures are a harbinger of irreversible climate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office:value-type="string" calcext:value-type="string">
            <text:p>protract</text:p>
          </table:table-cell>
          <table:table-cell table:number-columns-repeated="2"/>
          <table:table-cell office:value-type="string" calcext:value-type="string">
            <text:p>Bureaucratic red tape can protract the approval process for vital infrastructure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;wearisom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;palli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; arduous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; Transitioning to renewable energy sources, while arduous, is essential for sustainable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;supercilious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; deprecate; denounc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642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; len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;fortitude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 office:value-type="string" calcext:value-type="string">
            <text:p>eulog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office:value-type="string" calcext:value-type="string">
            <text:p>deprecate</text:p>
          </table:table-cell>
          <table:table-cell table:number-columns-repeated="2"/>
          <table:table-cell office:value-type="string" calcext:value-type="string">
            <text:p>Government should deprecate single use plastics through taxation, as bans along are insuffici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sdom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rudi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; felling regret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; mili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nthusiasm;passion</text:p>
          </table:table-cell>
          <table:table-cell office:value-type="string" calcext:value-type="string">
            <text:p>fervor</text:p>
          </table:table-cell>
          <table:table-cell table:number-columns-repeated="2"/>
          <table:table-cell office:value-type="string" calcext:value-type="string">
            <text:p>Many young people pursue their dreams with such fervor that they overcome even the toughest obstac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; illogical 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249;339;407;441;488;494;597;275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</text:p>
          </table:table-cell>
          <table:table-cell office:value-type="string" calcext:value-type="string">
            <text:p><text:s/>obst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; prosaic</text:p>
          </table:table-cell>
          <table:table-cell table:number-columns-repeated="2"/>
          <table:table-cell office:value-type="string" calcext:value-type="string">
            <text:p>His prosaic writing style failed to inspire read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office:value-type="string" calcext:value-type="string">
            <text:p>plas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681;749;893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annihi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; resto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office:value-type="string" calcext:value-type="string">
            <text:p>impostor(person)(identity fraud);concocted;trickster(playful lie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;mesmeri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158;163;248;163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office:value-type="string" calcext:value-type="string">
            <text:p>disregard</text:p>
          </table:table-cell>
          <table:table-cell table:number-columns-repeated="2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;lim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350;62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9;476;521;537;699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office:value-type="string" calcext:value-type="string">
            <text:p>juvenesc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305;346;698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350;69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6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office:value-type="string" calcext:value-type="string">
            <text:p>muddled</text:p>
          </table:table-cell>
          <table:table-cell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745;151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office:value-type="string" calcext:value-type="string">
            <text:p>bygone</text:p>
          </table:table-cell>
          <table:table-cell table:number-columns-repeated="2"/>
          <table:table-cell office:value-type="string" calcext:value-type="string">
            <text:p>I hope to restore the old theater to its former glory; Bygone traditions offer insight into ancestral 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/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; renounce; ce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; Governments should not relinquish their responsibilities to provide free healthcare, even during economic cri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imperishable</text:p>
          </table:table-cell>
          <table:table-cell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; comm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; distinguish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 office:value-type="string" calcext:value-type="string">
            <text:p>obnoxiou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24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out of a duty without real effort or interest</text:p>
          </table:table-cell>
          <table:table-cell office:value-type="string" calcext:value-type="string">
            <text:p>cursory;desul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Government measures to reduce pollution are often perfunctory, lacking real enforcement; Without clear policy, environmental efforts become desultory and ineffecti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office:value-type="string" calcext:value-type="string">
            <text:p>astute</text:p>
          </table:table-cell>
          <table:table-cell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/>
          <table:table-cell table:style-name="ce9" office:value-type="string" calcext:value-type="string">
            <text:p>lasting over a period of time ( <text:s/>সহ্য করা <text:s/>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/>
          <table:table-cell office:value-type="string" calcext:value-type="string">
            <text:p>approval;support</text:p>
          </table:table-cell>
          <table:table-cell office:value-type="string" calcext:value-type="string">
            <text:p>corrobo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495;779</text:p>
          </table:table-cell>
          <table:table-cell table:style-name="ce9" office:value-type="string" calcext:value-type="string">
            <text:p>very powerful or strong( <text:s/>দুর্দান্ত )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;923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/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/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; pejorativ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; misrepres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; extricat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office:value-type="string" calcext:value-type="string">
            <text:p>torture</text:p>
          </table:table-cell>
          <table:table-cell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639;343;643;698;96;97;168;213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office:value-type="string" calcext:value-type="string">
            <text:p>frenetic</text:p>
          </table:table-cell>
          <table:table-cell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830;909</text:p>
          </table:table-cell>
          <table:table-cell office:value-type="string" calcext:value-type="string">
            <text:p>clam</text:p>
          </table:table-cell>
          <table:table-cell office:value-type="string" calcext:value-type="string">
            <text:p>tranquil</text:p>
          </table:table-cell>
          <table:table-cell table:number-columns-repeated="2"/>
          <table:table-cell office:value-type="string" calcext:value-type="string">
            <text:p>The placid surface of the lake;Meditation helps create a tranquil mind, reducing anx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dispar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2"/>
          <table:table-cell office:value-type="string" calcext:value-type="string">
            <text:p>While some embrace globalization enthusiastically, others regard it with trepidation, fearing cultural homoge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; cog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Capitalist values pervade education systems, prioritizing competition over collabo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office:value-type="string" calcext:value-type="string">
            <text:p>deline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3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 or direct</text:p>
          </table:table-cell>
          <table:table-cell office:value-type="string" calcext:value-type="string">
            <text:p>outright; radical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office:value-type="string" calcext:value-type="string">
            <text:p>sedate;phlegmatic</text:p>
          </table:table-cell>
          <table:table-cell table:number-columns-repeated="2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 office:value-type="string" calcext:value-type="string">
            <text:p>Pervasive; omnipres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; Plastic pollution has become so pervasive that microplastics are found in human bloodstrea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;remember something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/>
          <table:table-cell office:value-type="string" calcext:value-type="string">
            <text:p>the time when something begin</text:p>
          </table:table-cell>
          <table:table-cell office:value-type="string" calcext:value-type="string">
            <text:p>inaugurated(official)</text:p>
          </table:table-cell>
          <table:table-cell table:number-columns-repeated="2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514;617;621;626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le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; muddl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table:style-name="ce9" office:value-type="string" calcext:value-type="string">
            <text:p>very obvious or lack of subtlety( নির্লজ্জ <text:s/>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; shu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[=engage excessively in]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683;765;816;875;879;35;43;62;134;154;227;469;479;522;574;575</text:p>
          </table:table-cell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office:value-type="string" calcext:value-type="string">
            <text:p>disclose</text:p>
          </table:table-cell>
          <table:table-cell table:number-columns-repeated="2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 office:value-type="string" calcext:value-type="string">
            <text:p>propit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;The rapid adoption of AI presents propitious opportunities for medical breakthroug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; Scor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; fai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; ugly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 table:style-name="ce9" office:value-type="string" calcext:value-type="string">
            <text:p>selflessness[= <text:s/> পরার্থপরতা <text:s/>]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persevera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xceed in amount, quality or degree;doing better than previous standard</text:p>
          </table:table-cell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; vitriolic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; able to recover quick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vary plain and simple(lifestyle); strict(rule)</text:p>
          </table:table-cell>
          <table:table-cell table:number-columns-repeated="3"/>
          <table:table-cell office:value-type="string" calcext:value-type="string">
            <text:p>He lived an austere life, avoiding any unnecessary comforts or luxuries;While austerity measures may stabilize economies, their social costs often outweigh benefi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; perfect in every way</text:p>
          </table:table-cell>
          <table:table-cell table:number-columns-repeated="3"/>
          <table:table-cell office:value-type="string" calcext:value-type="string">
            <text:p>Employers increasingly value not just technical skills but also impeccable soft skills like communication and teamwork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office:value-type="string" calcext:value-type="string">
            <text:p>arable</text:p>
          </table:table-cell>
          <table:table-cell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office:value-type="string" calcext:value-type="string">
            <text:p>judicious; sensible</text:p>
          </table:table-cell>
          <table:table-cell table:number-columns-repeated="2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office:value-type="string" calcext:value-type="string">
            <text:p>reticent[=quiet]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office:value-type="string" calcext:value-type="string">
            <text:p>grumbl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office:value-type="string" calcext:value-type="string">
            <text:p>riles</text:p>
          </table:table-cell>
          <table:table-cell table:number-columns-repeated="2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15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cavating </text:p>
          </table:table-cell>
          <table:table-cell/>
          <table:table-cell office:value-type="string" calcext:value-type="string">
            <text:p>carefully uncovering archaeological sit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wd</text:p>
          </table:table-cell>
          <table:table-cell/>
          <table:table-cell office:value-type="string" calcext:value-type="string">
            <text:p>cru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minable</text:p>
          </table:table-cell>
          <table:table-cell/>
          <table:table-cell office:value-type="string" calcext:value-type="string">
            <text:p>seem endless often in a negative or tedious way</text:p>
          </table:table-cell>
          <table:table-cell table:number-columns-repeated="3"/>
          <table:table-cell office:value-type="string" calcext:value-type="string">
            <text:p>Traffic congestion in megacities leads to interminable delays, reducing productivity and increasing pollu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linger</text:p>
          </table:table-cell>
          <table:table-cell/>
          <table:table-cell office:value-type="string" calcext:value-type="string">
            <text:p>pretend or exaggerate illness/injure to avoid work or duty</text:p>
          </table:table-cell>
          <table:table-cell table:number-columns-repeated="3"/>
          <table:table-cell office:value-type="string" calcext:value-type="string">
            <text:p>Workplace malingerers often create resentment among diligent colleag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bliomania</text:p>
          </table:table-cell>
          <table:table-cell/>
          <table:table-cell office:value-type="string" calcext:value-type="string">
            <text:p>extreme or obsessive enthusiasm for collecting and possessing book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office:value-type="string" calcext:value-type="string">
            <text:p>to grow or develop rapidly</text:p>
          </table:table-cell>
          <table:table-cell table:number-columns-repeated="3"/>
          <table:table-cell office:value-type="string" calcext:value-type="string">
            <text:p>Renewable energy industries are burgeoning in developing nations, outpacing[=to surpass or exceed in speed] fossil fuel invest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 ar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significant progress</text:p>
          </table:table-cell>
          <table:table-cell table:number-columns-repeated="3"/>
          <table:table-cell office:value-type="string" calcext:value-type="string">
            <text:p>Gender equality legislation[=law formulation] represent a major stride toward workplace fair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reotype</text:p>
          </table:table-cell>
          <table:table-cell/>
          <table:table-cell office:value-type="string" calcext:value-type="string">
            <text:p>a fixed, oversimplified belief about a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shackle</text:p>
          </table:table-cell>
          <table:table-cell/>
          <table:table-cell table:style-name="ce30" office:value-type="string" calcext:value-type="string">
            <text:p> <text:span text:style-name="T2">ভগ্নপ্রায়</text:span>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ecdote</text:p>
          </table:table-cell>
          <table:table-cell/>
          <table:table-cell office:value-type="string" calcext:value-type="string">
            <text:p>short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assionate</text:p>
          </table:table-cell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uthless</text:p>
          </table:table-cell>
          <table:table-cell/>
          <table:table-cell office:value-type="string" calcext:value-type="string">
            <text:p>brutal;showing no kindness</text:p>
          </table:table-cell>
          <table:table-cell office:value-type="string" calcext:value-type="string">
            <text:p>merciles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ervious</text:p>
          </table:table-cell>
          <table:table-cell/>
          <table:table-cell office:value-type="string" calcext:value-type="string">
            <text:p>unable to affec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conoclastic</text:p>
          </table:table-cell>
          <table:table-cell/>
          <table:table-cell office:value-type="string" calcext:value-type="string">
            <text:p>rejecting traditional beliefs, customs or 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negade</text:p>
          </table:table-cell>
          <table:table-cell/>
          <table:table-cell table:style-name="ce32" office:value-type="string" calcext:value-type="string">
            <text:p>ধর্মত্যাগী </text:p>
          </table:table-cell>
          <table:table-cell office:value-type="string" calcext:value-type="string">
            <text:p>traitor; hermi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clus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lone and avoid social contact</text:p>
          </table:table-cell>
          <table:table-cell table:number-columns-repeated="3"/>
          <table:table-cell office:value-type="string" calcext:value-type="string">
            <text:p>While the internet connects people globally, it has also enabled a growing number of recluse who prefer virtual interaction over real-life relationships; Digital nomads are not recluse, they socialize onl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office:value-type="string" calcext:value-type="string">
            <text:p>false or fictitious name or pen n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rroborate</text:p>
          </table:table-cell>
          <table:table-cell/>
          <table:table-cell office:value-type="string" calcext:value-type="string">
            <text:p>confir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ay</text:p>
          </table:table-cell>
          <table:table-cell/>
          <table:table-cell table:style-name="ce32" office:value-type="string" calcext:value-type="string">
            <text:p>ক্ষয়প্রাপ্ত হত্তয়া </text:p>
          </table:table-cell>
          <table:table-cell office:value-type="string" calcext:value-type="string">
            <text:p>peris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vergraze</text:p>
          </table:table-cell>
          <table:table-cell/>
          <table:table-cell office:value-type="string" calcext:value-type="string">
            <text:p>deplete grassland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ge</text:p>
          </table:table-cell>
          <table:table-cell/>
          <table:table-cell table:style-name="ce32" office:value-type="string" calcext:value-type="string">
            <text:p> নিমগ্ন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aciturn</text:p>
          </table:table-cell>
          <table:table-cell office:value-type="string" calcext:value-type="string">
            <text:p>80;854</text:p>
          </table:table-cell>
          <table:table-cell office:value-type="string" calcext:value-type="string">
            <text:p>si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rbid</text:p>
          </table:table-cell>
          <table:table-cell/>
          <table:table-cell office:value-type="string" calcext:value-type="string">
            <text:p>unhealthy; gloomy, unnatural state</text:p>
          </table:table-cell>
          <table:table-cell table:number-columns-repeated="3"/>
          <table:table-cell office:value-type="string" calcext:value-type="string">
            <text:p>Social media can fuel morbid curiosity about tragedies;Prolong isolation can lead to morbid thought patterns in vulnerable individu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tentatious</text:p>
          </table:table-cell>
          <table:table-cell/>
          <table:table-cell office:value-type="string" calcext:value-type="string">
            <text:p>excessively showy or flashy</text:p>
          </table:table-cell>
          <table:table-cell office:value-type="string" calcext:value-type="string">
            <text:p>flamboyant;pretentious</text:p>
          </table:table-cell>
          <table:table-cell table:number-columns-repeated="2"/>
          <table:table-cell office:value-type="string" calcext:value-type="string">
            <text:p>In some cultures, modest living is valued over ostentatious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adfast</text:p>
          </table:table-cell>
          <table:table-cell/>
          <table:table-cell office:value-type="string" calcext:value-type="string">
            <text:p>loyal;committ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rmeable</text:p>
          </table:table-cell>
          <table:table-cell/>
          <table:table-cell table:style-name="ce34" office:value-type="string" calcext:value-type="string">
            <text:p>not pass through( অভেদ্য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Juvenile</text:p>
          </table:table-cell>
          <table:table-cell/>
          <table:table-cell office:value-type="string" calcext:value-type="string">
            <text:p>young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nsome</text:p>
          </table:table-cell>
          <table:table-cell/>
          <table:table-cell office:value-type="string" calcext:value-type="string">
            <text:p>charming or cheer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gregation</text:p>
          </table:table-cell>
          <table:table-cell/>
          <table:table-cell office:value-type="string" calcext:value-type="string">
            <text:p>group of people gathered for religious worship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llegible</text:p>
          </table:table-cell>
          <table:table-cell/>
          <table:table-cell office:value-type="string" calcext:value-type="string">
            <text:p>unable to be rea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vitable</text:p>
          </table:table-cell>
          <table:table-cell/>
          <table:table-cell office:value-type="string" calcext:value-type="string">
            <text:p>unavoidable; certain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fallible</text:p>
          </table:table-cell>
          <table:table-cell/>
          <table:table-cell office:value-type="string" calcext:value-type="string">
            <text:p>incapable of making mista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explicable</text:p>
          </table:table-cell>
          <table:table-cell/>
          <table:table-cell office:value-type="string" calcext:value-type="string">
            <text:p>unable to explain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may</text:p>
          </table:table-cell>
          <table:table-cell/>
          <table:table-cell office:value-type="string" calcext:value-type="string">
            <text:p>alar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umid</text:p>
          </table:table-cell>
          <table:table-cell table:number-columns-repeated="2"/>
          <table:table-cell office:value-type="string" calcext:value-type="string">
            <text:p>bombastic;pomp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ordid</text:p>
          </table:table-cell>
          <table:table-cell/>
          <table:table-cell office:value-type="string" calcext:value-type="string">
            <text:p>dirty;dishonest;low moral standard</text:p>
          </table:table-cell>
          <table:table-cell office:value-type="string" calcext:value-type="string">
            <text:p>squalid</text:p>
          </table:table-cell>
          <table:table-cell table:number-columns-repeated="16380"/>
        </table:table-row>
        <table:table-row table:style-name="ro2" table:number-rows-repeated="10476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09:40:31.35835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29T09:52:25.954000000</meta:creation-date>
    <dc:date>2025-04-21T10:10:05.434907200</dc:date>
    <meta:editing-duration>P11DT19H35M24S</meta:editing-duration>
    <meta:editing-cycles>3278</meta:editing-cycles>
    <meta:generator>LibreOffice/25.2.2.2$Windows_x86 LibreOffice_project/7370d4be9e3cf6031a51beef54ff3bda878e3fac</meta:generator>
    <meta:document-statistic meta:table-count="1" meta:cell-count="3108" meta:object-count="0"/>
  </office:meta>
</office:document-meta>
</file>